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66ff00" draw:opacity="50%" draw:textarea-horizontal-align="justify" draw:textarea-vertical-align="middle" draw:auto-grow-height="false" fo:min-height="8.877cm" fo:min-width="19.077cm" fo:padding-top="0.15cm" fo:padding-bottom="0.15cm" fo:padding-left="0.275cm" fo:padding-right="0.275cm" draw:shadow-opacity="50%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solid" draw:fill-color="#ff3333" draw:opacity="50%" draw:textarea-horizontal-align="justify" draw:textarea-vertical-align="middle" draw:auto-grow-height="false" fo:min-height="1.855cm" fo:min-width="19.058cm" fo:padding-top="0.15cm" fo:padding-bottom="0.15cm" fo:padding-left="0.275cm" fo:padding-right="0.275cm" draw:shadow-opacity="50%"/>
    </style:style>
    <style:style style:name="gr3" style:family="graphic" style:parent-style-name="standard">
      <style:graphic-properties draw:stroke="none" svg:stroke-width="0cm" draw:fill="solid" draw:fill-color="#000000" draw:textarea-horizontal-align="justify" draw:textarea-vertical-align="middle" draw:auto-grow-height="false" fo:min-height="0.056cm" fo:min-width="0cm"/>
    </style:style>
    <style:style style:name="gr4" style:family="graphic" style:parent-style-name="standard">
      <style:graphic-properties draw:stroke="none" svg:stroke-width="0cm" draw:fill="solid" draw:fill-color="#000000" draw:textarea-horizontal-align="justify" draw:textarea-vertical-align="middle" draw:auto-grow-height="false" fo:min-height="0.057cm" fo:min-width="0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cm" draw:fill="solid" draw:fill-color="#ff3333" draw:textarea-horizontal-align="justify" draw:textarea-vertical-align="middle" draw:auto-grow-height="false" fo:min-height="0.056cm" fo:min-width="0cm"/>
    </style:style>
    <style:style style:name="gr7" style:family="graphic" style:parent-style-name="standard">
      <style:graphic-properties draw:stroke="none" svg:stroke-width="0cm" draw:fill="solid" draw:fill-color="#3333ff" draw:textarea-horizontal-align="justify" draw:textarea-vertical-align="middle" draw:auto-grow-height="false" fo:min-height="0.056cm" fo:min-width="0cm"/>
    </style:style>
    <style:style style:name="gr8" style:family="graphic" style:parent-style-name="standard">
      <style:graphic-properties draw:stroke="none" svg:stroke-width="0cm" draw:fill="solid" draw:fill-color="#3333ff" draw:textarea-horizontal-align="justify" draw:textarea-vertical-align="middle" draw:auto-grow-height="false" fo:min-height="0.057cm" fo:min-width="0cm"/>
    </style:style>
    <style:style style:name="gr9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fo:min-height="1.255cm"/>
    </style:style>
    <style:style style:name="gr11" style:family="graphic" style:parent-style-name="standard">
      <style:graphic-properties draw:stroke="none" draw:fill="none" fo:min-height="1.882cm"/>
    </style:style>
    <style:style style:name="gr12" style:family="graphic" style:parent-style-name="objectwithoutfill">
      <style:graphic-properties svg:stroke-width="0.1cm" draw:marker-start-width="0.355cm" draw:marker-end="Rounded_20_short_20_Arrow" draw:marker-end-width="0.55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ff3333" draw:fill="none" draw:textarea-horizontal-align="justify" draw:textarea-vertical-align="middle" draw:auto-grow-height="false" fo:min-height="0.776cm" fo:min-width="1.79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ff3333" draw:fill="none" draw:textarea-horizontal-align="justify" draw:textarea-vertical-align="middle" draw:auto-grow-height="false" fo:min-height="1.49cm" fo:min-width="0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ff3333" draw:fill="none" draw:textarea-horizontal-align="justify" draw:textarea-vertical-align="middle" draw:auto-grow-height="false" fo:min-height="1.069cm" fo:min-width="1.684cm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fo:min-height="1.061cm"/>
    </style:style>
    <style:style style:name="gr17" style:family="graphic" style:parent-style-name="standard">
      <style:graphic-properties draw:stroke="solid" svg:stroke-width="0.05cm" svg:stroke-color="#000000" draw:marker-start-width="0.275cm" draw:marker-end-width="0.275cm" draw:fill="solid" draw:fill-color="#ff3333" draw:opacity="50%" draw:textarea-horizontal-align="justify" draw:textarea-vertical-align="middle" draw:auto-grow-height="false" fo:min-height="1.923cm" fo:min-width="10.55cm" fo:padding-top="0.15cm" fo:padding-bottom="0.15cm" fo:padding-left="0.275cm" fo:padding-right="0.275cm" draw:shadow-opacity="50%"/>
    </style:style>
    <style:style style:name="gr18" style:family="graphic" style:parent-style-name="standard">
      <style:graphic-properties draw:stroke="solid" svg:stroke-width="0.05cm" svg:stroke-color="#000000" draw:marker-start-width="0.275cm" draw:marker-end-width="0.275cm" draw:fill="solid" draw:fill-color="#66ff00" draw:opacity="50%" draw:textarea-horizontal-align="justify" draw:textarea-vertical-align="middle" draw:auto-grow-height="false" fo:min-height="8.877cm" fo:min-width="10.55cm" fo:padding-top="0.15cm" fo:padding-bottom="0.15cm" fo:padding-left="0.275cm" fo:padding-right="0.275cm" draw:shadow-opacity="50%"/>
    </style:style>
    <style:style style:name="gr19" style:family="graphic" style:parent-style-name="standard">
      <style:graphic-properties draw:stroke="none" svg:stroke-width="0cm" draw:fill="solid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1cm" svg:stroke-color="#000000" draw:marker-start-width="0.5cm" draw:marker-end-width="0.5cm" draw:fill="none" draw:fill-color="#ccff00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draw:stroke="dash" draw:stroke-dash="Fine_20_Dashed" svg:stroke-width="0.1cm" svg:stroke-color="#999999" draw:marker-start="Rounded_20_short_20_Arrow" draw:marker-start-width="0.3cm" draw:marker-end="Rounded_20_short_20_Arrow" draw:marker-end-width="0.3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fo:min-height="0.946cm"/>
    </style:style>
    <style:style style:name="gr23" style:family="graphic" style:parent-style-name="standard">
      <style:graphic-properties draw:stroke="none" draw:fill="none" fo:min-height="1.622cm"/>
    </style:style>
    <style:style style:name="gr24" style:family="graphic" style:parent-style-name="standard">
      <style:graphic-properties draw:stroke="solid" svg:stroke-width="0.05cm" svg:stroke-color="#000000" draw:marker-start-width="0.275cm" draw:marker-end-width="0.275cm" draw:fill="solid" draw:fill-color="#ff3333" draw:opacity="50%" draw:textarea-horizontal-align="justify" draw:textarea-vertical-align="middle" draw:auto-grow-height="false" fo:min-height="1.879cm" fo:min-width="10.915cm" fo:padding-top="0.15cm" fo:padding-bottom="0.15cm" fo:padding-left="0.275cm" fo:padding-right="0.275cm" draw:shadow-opacity="50%"/>
    </style:style>
    <style:style style:name="gr25" style:family="graphic" style:parent-style-name="standard">
      <style:graphic-properties draw:stroke="solid" svg:stroke-width="0.05cm" svg:stroke-color="#000000" draw:marker-start-width="0.275cm" draw:marker-end-width="0.275cm" draw:fill="solid" draw:fill-color="#66ff00" draw:opacity="50%" draw:textarea-horizontal-align="justify" draw:textarea-vertical-align="middle" draw:auto-grow-height="false" fo:min-height="8.877cm" fo:min-width="10.915cm" fo:padding-top="0.15cm" fo:padding-bottom="0.15cm" fo:padding-left="0.275cm" fo:padding-right="0.275cm" draw:shadow-opacity="50%"/>
    </style:style>
    <style:style style:name="gr26" style:family="graphic" style:parent-style-name="objectwithoutfill">
      <style:graphic-properties draw:stroke="solid" draw:stroke-dash="Ultrafine_20_Dashed" svg:stroke-width="0.05cm" svg:stroke-color="#ff3333" draw:marker-start-width="0.275cm" draw:marker-end-width="0.275cm" draw:fill="solid" draw:fill-color="#000000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Fine_20_Dashed" svg:stroke-width="0.1cm" svg:stroke-color="#999999" draw:marker-start="Rounded_20_short_20_Arrow" draw:marker-start-width="0.35cm" draw:marker-end="Rounded_20_short_20_Arrow" draw:marker-end-width="0.35cm" draw:fill="solid" draw:fill-color="#000000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draw:fill="none" fo:min-height="1.5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color="#ff3333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color="#ff3333" fo:font-size="20pt" style:font-size-asian="20pt" style:font-size-complex="20pt"/>
    </style:style>
    <style:style style:name="T1" style:family="text">
      <style:text-properties fo:color="#ff3333" style:font-name="Liberation Sans1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Liberation Sans1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Liberation Sans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3333" style:font-name="Liberation Sans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627cm" svg:height="9.17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608cm" svg:height="2.155cm" svg:x="0.014cm" svg:y="10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411cm" svg:height="0.432cm" svg:x="2.197cm" svg:y="8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12cm" svg:height="0.433cm" svg:x="2.009cm" svg:y="8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1.877cm" svg:y="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1cm" svg:height="0.432cm" svg:x="1.671cm" svg:y="6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1.579cm" svg:y="6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1.416cm" svg:height="0.719cm" draw:transform="skewX (0.73565627971561) rotate (1.15820049162344) translate (2.2256732485127cm 11.7266322850766cm)" svg:viewBox="0 0 1417 720" svg:d="M0 720c998 0 1417-720 1417-720">
          <text:p/>
        </draw:path>
        <draw:custom-shape draw:style-name="gr4" draw:text-style-name="P1" draw:layer="layout" svg:width="0.412cm" svg:height="0.433cm" svg:x="2.097cm" svg:y="6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2.073cm" svg:y="5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2.075cm" svg:y="5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065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2.58cm" svg:y="5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2.065cm" svg:y="4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2.569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578cm" svg:y="5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033cm" svg:y="4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569cm" svg:y="5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563cm" svg:y="4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079cm" svg:y="5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043cm" svg:y="5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604cm" svg:y="4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.904cm" svg:y="3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1.82cm" svg:y="3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3.823cm" svg:y="3.0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.898cm" svg:y="2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6.298cm" svg:y="8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12cm" svg:height="0.433cm" svg:x="6.11cm" svg:y="8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2cm" svg:height="0.432cm" svg:x="5.978cm" svg:y="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1cm" svg:height="0.432cm" svg:x="5.772cm" svg:y="6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2cm" svg:height="0.432cm" svg:x="5.68cm" svg:y="6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1.416cm" svg:height="0.719cm" draw:transform="skewX (0.73565627971561) rotate (1.15820049162344) translate (6.3266732485127cm 11.7266322850766cm)" svg:viewBox="0 0 1417 720" svg:d="M0 720c998 0 1417-720 1417-720">
          <text:p/>
        </draw:path>
        <draw:custom-shape draw:style-name="gr8" draw:text-style-name="P1" draw:layer="layout" svg:width="0.412cm" svg:height="0.433cm" svg:x="6.198cm" svg:y="6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6.12cm" svg:y="5.7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6.122cm" svg:y="5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112cm" svg:y="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6.627cm" svg:y="5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6.112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6.616cm" svg:y="4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625cm" svg:y="5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026cm" svg:y="4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616cm" svg:y="5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61cm" svg:y="4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126cm" svg:y="5.7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09cm" svg:y="5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651cm" svg:y="4.5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4.544cm" svg:y="5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4.544cm" svg:y="4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4.594cm" svg:y="5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3.696cm" svg:y="1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.976cm" svg:y="0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4.626cm" svg:y="1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3.735cm" svg:y="0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3.534cm" svg:height="1.505cm" svg:x="4.843cm" svg:y="1.775cm">
          <draw:text-box>
            <text:p text:style-name="P1"><text:span text:style-name="T1">Cluster fragments</text:span></text:p>
          </draw:text-box>
        </draw:frame>
        <draw:custom-shape draw:style-name="gr3" draw:text-style-name="P1" draw:layer="layout" svg:width="0.411cm" svg:height="0.432cm" svg:x="13.708cm" svg:y="8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12cm" svg:height="0.433cm" svg:x="13.52cm" svg:y="8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13.388cm" svg:y="7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1cm" svg:height="0.432cm" svg:x="13.182cm" svg:y="6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13.09cm" svg:y="6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1.416cm" svg:height="0.719cm" draw:transform="skewX (0.73565627971561) rotate (1.15820049162344) translate (13.7366732485127cm 11.7146322850766cm)" svg:viewBox="0 0 1417 720" svg:d="M0 720c998 0 1417-720 1417-720">
          <text:p/>
        </draw:path>
        <draw:custom-shape draw:style-name="gr4" draw:text-style-name="P1" draw:layer="layout" svg:width="0.412cm" svg:height="0.433cm" svg:x="13.608cm" svg:y="6.2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584cm" svg:y="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586cm" svg:y="5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576cm" svg:y="4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4.091cm" svg:y="5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576cm" svg:y="4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4.08cm" svg:y="4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089cm" svg:y="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544cm" svg:y="4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08cm" svg:y="5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074cm" svg:y="4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59cm" svg:y="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554cm" svg:y="5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115cm" svg:y="4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4.415cm" svg:y="3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3.331cm" svg:y="3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5.334cm" svg:y="2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4.409cm" svg:y="2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7.809cm" svg:y="8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12cm" svg:height="0.433cm" svg:x="17.621cm" svg:y="8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2cm" svg:height="0.432cm" svg:x="17.489cm" svg:y="7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1cm" svg:height="0.432cm" svg:x="17.283cm" svg:y="6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2cm" svg:height="0.432cm" svg:x="17.191cm" svg:y="6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1.416cm" svg:height="0.719cm" draw:transform="skewX (0.73565627971561) rotate (1.15820049162344) translate (17.8376732485127cm 11.7146322850766cm)" svg:viewBox="0 0 1417 720" svg:d="M0 720c998 0 1417-720 1417-720">
          <text:p/>
        </draw:path>
        <draw:custom-shape draw:style-name="gr8" draw:text-style-name="P1" draw:layer="layout" svg:width="0.412cm" svg:height="0.433cm" svg:x="17.709cm" svg:y="6.2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631cm" svg:y="5.7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633cm" svg:y="5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6.623cm" svg:y="4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8.138cm" svg:y="5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623cm" svg:y="4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8.127cm" svg:y="4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136cm" svg:y="5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6.537cm" svg:y="4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127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121cm" svg:y="4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6.637cm" svg:y="5.7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6.601cm" svg:y="5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162cm" svg:y="4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6.055cm" svg:y="5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6.055cm" svg:y="4.5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6.105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5.207cm" svg:y="1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4.487cm" svg:y="0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6.137cm" svg:y="1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5.246cm" svg:y="0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4.417cm" svg:height="2.132cm" svg:x="7.471cm" svg:y="6.15cm">
          <draw:text-box>
            <text:p text:style-name="P1"><text:span text:style-name="T2">Removal</text:span></text:p>
            <text:p text:style-name="P1"><text:span text:style-name="T2"/></text:p>
            <text:p text:style-name="P1"><text:span text:style-name="T2">and merging</text:span></text:p>
          </draw:text-box>
        </draw:frame>
        <draw:line draw:style-name="gr12" draw:text-style-name="P1" draw:layer="layout" svg:x1="8.102cm" svg:y1="7.298cm" svg:x2="11.845cm" svg:y2="7.296cm">
          <text:p/>
        </draw:line>
        <draw:custom-shape draw:style-name="gr13" draw:text-style-name="P1" draw:layer="layout" svg:width="3.308cm" svg:height="1.522cm" svg:x="1.496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61cm" svg:height="2.53cm" svg:x="4.373cm" svg:y="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158cm" svg:height="1.935cm" svg:x="2.406cm" svg:y="0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677cm" svg:height="1.311cm" svg:x="0.19cm" svg:y="10.821cm">
          <draw:text-box>
            <text:p text:style-name="P1"><text:span text:style-name="T3">b)</text:span></text:p>
          </draw:text-box>
        </draw:frame>
        <draw:custom-shape draw:style-name="gr17" draw:text-style-name="P1" draw:layer="layout" svg:width="11.1cm" svg:height="2.223cm" svg:x="20.973cm" svg:y="10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1.1cm" svg:height="9.177cm" svg:x="20.97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3cm" svg:height="0.3cm" draw:transform="rotate (0.400902129183098) translate (25.933cm 8.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5.961cm 8.4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5.989cm 8.0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017cm 7.5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5.941cm 6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203cm 6.2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5.916cm 5.8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231cm 5.8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0.400902129183098) translate (25.707cm 5.6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5.983cm 5.5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259cm 5.3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0.400902129183098) translate (26.507cm 5.7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535cm 5.2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0.400902129183098) translate (25.682cm 5.3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05cm 5.1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287cm 4.9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5.802cm 4.8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17cm 4.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696cm 4.8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0.400902129183098) translate (25.738cm 4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5.409cm 4.6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5.473cm 5.0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106cm 4.2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486cm 4.60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514cm 4.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816cm 4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5.306cm 4.1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722cm 3.4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489cm 3.8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134cm 3.8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274cm 3.4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985cm 4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918cm 5.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7.145cm 4.3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1" draw:layer="layout" svg:width="1.173cm" svg:height="0.273cm" draw:transform="skewX (1.30969507069654) rotate (1.34739418253962) translate (25.838977751189cm 11.5360511933577cm)" svg:viewBox="0 0 1174 274" svg:d="M0 274c677-1 1174-274 1174-274">
          <text:p/>
        </draw:path>
        <draw:custom-shape draw:style-name="gr19" draw:text-style-name="P1" draw:layer="layout" svg:width="0.3cm" svg:height="0.3cm" draw:transform="rotate (0.400902129183098) translate (25.934cm 8.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5.962cm 8.4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5.99cm 8.0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018cm 7.5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034cm 7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035cm 7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0.400902129183098) translate (26.035cm 6.6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-0.122347580564802) translate (28.214cm 2.0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cm" svg:height="0.3cm" draw:transform="rotate (-0.122347580564802) translate (28.461cm 1.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-0.122347580564802) translate (28.597cm 1.3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-0.122347580564802) translate (28.447cm 0.9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-0.122347580564802) translate (28.844cm 0.9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-0.122347580564802) translate (28.893cm 0.5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-0.122347580564802) translate (28.994cm 1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-0.122347580564802) translate (29.241cm 1.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-0.122347580564802) translate (29.29cm 0.6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-0.122347580564802) translate (29.634cm 0.8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-0.122347580564802) translate (29.404cm 0.2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-0.122347580564802) translate (29.005cm 0.1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3cm" svg:height="0.3cm" draw:transform="rotate (-0.122347580564802) translate (29.418cm 1.4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7.177cm" svg:y1="3.954cm" svg:x2="28.177cm" svg:y2="2.454cm">
          <text:p/>
        </draw:line>
        <draw:frame draw:style-name="gr22" draw:text-style-name="P1" draw:layer="layout" svg:width="3.391cm" svg:height="1.196cm" svg:x="26.133cm" svg:y="10.826cm">
          <draw:text-box>
            <text:p text:style-name="P1"><text:span text:style-name="T4">11 GeV</text:span></text:p>
          </draw:text-box>
        </draw:frame>
        <draw:frame draw:style-name="gr22" draw:text-style-name="P1" draw:layer="layout" svg:width="3.391cm" svg:height="1.196cm" svg:x="26.577cm" svg:y="6.158cm">
          <draw:text-box>
            <text:p text:style-name="P1"><text:span text:style-name="T4">7 GeV</text:span></text:p>
          </draw:text-box>
        </draw:frame>
        <draw:frame draw:style-name="gr22" draw:text-style-name="P1" draw:layer="layout" svg:width="3.391cm" svg:height="1.196cm" svg:x="25.186cm" svg:y="0.158cm">
          <draw:text-box>
            <text:p text:style-name="P1"><text:span text:style-name="T4">3 GeV</text:span></text:p>
          </draw:text-box>
        </draw:frame>
        <draw:frame draw:style-name="gr23" draw:text-style-name="P6" draw:layer="layout" svg:width="5.569cm" svg:height="2.612cm" svg:x="20.973cm" svg:y="0.774cm">
          <draw:text-box>
            <text:p text:style-name="P1"><text:span text:style-name="T5">Pointing</text:span></text:p>
            <text:p text:style-name="P1"><text:span text:style-name="T5">cluster association</text:span></text:p>
          </draw:text-box>
        </draw:frame>
        <draw:frame draw:style-name="gr16" draw:text-style-name="P5" draw:layer="layout" svg:width="1.677cm" svg:height="1.311cm" svg:x="20.973cm" svg:y="10.742cm">
          <draw:text-box>
            <text:p text:style-name="P1"><text:span text:style-name="T3">a)</text:span></text:p>
          </draw:text-box>
        </draw:frame>
        <draw:custom-shape draw:style-name="gr24" draw:text-style-name="P1" draw:layer="layout" svg:width="11.465cm" svg:height="2.179cm" svg:x="33.535cm" svg:y="10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xml:id="id1" draw:id="id1" draw:layer="layout" svg:width="11.465cm" svg:height="9.177cm" svg:x="33.53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411cm" svg:height="0.432cm" svg:x="38.816cm" svg:y="8.6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12cm" svg:height="0.433cm" svg:x="38.628cm" svg:y="8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38.496cm" svg:y="7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1cm" svg:height="0.432cm" svg:x="38.29cm" svg:y="6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2cm" svg:height="0.432cm" svg:x="42.296cm" svg:y="7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2cm" svg:height="0.432cm" svg:x="42.159cm" svg:y="8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2cm" svg:height="0.432cm" svg:x="42.296cm" svg:y="7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42.434cm" svg:y="6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42.434cm" svg:y="6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42.86cm" svg:y="2.7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42.585cm" svg:y="2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11cm" svg:height="0.433cm" svg:x="43.134cm" svg:y="2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42.723cm" svg:y="1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1cm" svg:height="0.432cm" svg:x="42.174cm" svg:y="1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1cm" svg:height="0.432cm" svg:x="43.272cm" svg:y="1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2.448cm" svg:y="1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2.997cm" svg:y="1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3.545cm" svg:y="1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2.86cm" svg:y="0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3.545cm" svg:y="0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3.82cm" svg:y="1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1cm" svg:height="0.432cm" svg:x="43.409cm" svg:y="2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3.82cm" svg:y="2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38.198cm" svg:y="6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1.943cm" svg:y1="12.607cm" svg:x2="42.143cm" svg:y2="10.407cm">
          <text:p/>
        </draw:line>
        <draw:path draw:style-name="gr5" draw:text-style-name="P1" draw:layer="layout" svg:width="1.416cm" svg:height="0.719cm" draw:transform="skewX (0.73565627971561) rotate (1.15820049162344) translate (38.8446732485127cm 11.7136322850766cm)" svg:viewBox="0 0 1417 720" svg:d="M0 720c998 0 1417-720 1417-720">
          <text:p/>
        </draw:path>
        <draw:custom-shape draw:style-name="gr4" draw:text-style-name="P1" draw:layer="layout" svg:width="0.412cm" svg:height="0.433cm" svg:x="38.716cm" svg:y="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39.267cm" svg:y1="0cm" svg:x2="39.267cm" svg:y2="0cm" draw:start-shape="id1" draw:end-shape="id1" svg:d="M39267 0z" svg:viewBox="0 0 1 1">
          <text:p/>
        </draw:connector>
        <draw:custom-shape draw:style-name="gr3" draw:text-style-name="P2" draw:layer="layout" svg:width="0.412cm" svg:height="0.432cm" svg:x="39.75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9.752cm" svg:y="5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8.742cm" svg:y="4.4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0.257cm" svg:y="5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9.742cm" svg:y="4.5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0.246cm" svg:y="4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9.255cm" svg:y="5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8.207cm" svg:y="5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9.246cm" svg:y="5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9.24cm" svg:y="4.0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8.756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8.72cm" svg:y="5.0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9.281cm" svg:y="4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677cm" svg:height="1.311cm" svg:x="33.535cm" svg:y="10.83cm">
          <draw:text-box>
            <text:p text:style-name="P1"><text:span text:style-name="T3">a)</text:span></text:p>
          </draw:text-box>
        </draw:frame>
        <draw:custom-shape draw:style-name="gr6" draw:text-style-name="P1" draw:layer="layout" svg:width="0.412cm" svg:height="0.432cm" svg:x="35.055cm" svg:y="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2cm" svg:height="0.432cm" svg:x="35.745cm" svg:y="3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2cm" svg:height="0.432cm" svg:x="35.419cm" svg:y="3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34.713cm" svg:y="2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34.433cm" svg:y="1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36.336cm" svg:y1="4.089cm" svg:x2="37.871cm" svg:y2="6.1cm">
          <text:p/>
        </draw:line>
        <draw:line draw:style-name="gr27" draw:text-style-name="P1" draw:layer="layout" svg:x1="43.007cm" svg:y1="3.44cm" svg:x2="42.69cm" svg:y2="5.98cm">
          <text:p/>
        </draw:line>
        <draw:frame draw:style-name="gr28" draw:text-style-name="P6" draw:layer="layout" svg:width="3.713cm" svg:height="1.825cm" svg:x="34.79cm" svg:y="0.194cm">
          <draw:text-box>
            <text:p text:style-name="P1"><text:span text:style-name="T5">Mip </text:span></text:p>
            <text:p text:style-name="P1"><text:span text:style-name="T5">fragment</text:span></text:p>
          </draw:text-box>
        </draw:frame>
        <draw:frame draw:style-name="gr28" draw:text-style-name="P6" draw:layer="layout" svg:width="3.142cm" svg:height="1.825cm" svg:x="39.072cm" svg:y="0.565cm">
          <draw:text-box>
            <text:p text:style-name="P1"><text:span text:style-name="T5">Broken </text:span></text:p>
            <text:p text:style-name="P1"><text:span text:style-name="T5">track</text:span></text:p>
          </draw:text-box>
        </draw:frame>
        <draw:frame draw:style-name="gr28" draw:text-style-name="P7" draw:layer="layout" svg:width="3.713cm" svg:height="1.825cm" svg:x="33.818cm" svg:y="6.932cm">
          <draw:text-box>
            <text:p text:style-name="P1"><text:span text:style-name="T6">Mip </text:span></text:p>
            <text:p text:style-name="P1"><text:span text:style-name="T6">clust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5cm" fo:page-height="12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6-11-24T15:22:11.279185194</meta:creation-date>
    <dc:date>2017-02-21T19:17:49.670648607</dc:date>
    <dc:creator>rete </dc:creator>
    <meta:editing-duration>PT1H40M23S</meta:editing-duration>
    <meta:editing-cycles>16</meta:editing-cycles>
    <meta:generator>LibreOffice/4.3.3.2$Linux_x86 LibreOffice_project/430m0$Build-2</meta:generator>
    <meta:document-statistic meta:object-count="228"/>
  </office:meta>
</office:document-meta>
</file>